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35 - The Arcane Eternal" calcext:value-type="string">
            <text:p>Class 1: 535 - The Arcane Eternal</text:p>
          </table:table-cell>
          <table:table-cell table:style-name="ce6" office:value-type="float" office:value="535" calcext:value-type="float">
            <text:p>53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33 - The Ashen Titan" calcext:value-type="string">
            <text:p>Class 2: 533 - The Ashen Titan</text:p>
          </table:table-cell>
          <table:table-cell table:style-name="ce6" office:value-type="float" office:value="533" calcext:value-type="float">
            <text:p>53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920" calcext:value-type="float">
            <text:p>1920</text:p>
          </table:table-cell>
          <table:table-cell table:style-name="ce5" table:formula="of:=[.E2]" office:value-type="float" office:value="1920" calcext:value-type="float">
            <text:p>1920.0</text:p>
          </table:table-cell>
          <table:table-cell/>
          <table:table-cell table:style-name="ce6"/>
          <table:table-cell table:style-name="ce32" table:formula="of:=[.V9]" office:value-type="float" office:value="89459511.0188868" calcext:value-type="float">
            <text:p>89,459,511</text:p>
          </table:table-cell>
          <table:table-cell table:style-name="ce32"/>
          <table:table-cell table:style-name="ce11" table:formula="of:=[.W9]" office:value-type="float" office:value="4753811.83499999" calcext:value-type="float">
            <text:p>4,753,811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0057" calcext:value-type="float">
            <text:p>60057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13.7128345" calcext:value-type="float">
            <text:p>213.7</text:p>
          </table:table-cell>
          <table:table-cell table:style-name="ce10" table:formula="of:=1.1%*(1+[.S22])/60" office:value-type="percentage" office:value="0.0035585" calcext:value-type="percentage">
            <text:p>0.36%</text:p>
          </table:table-cell>
          <table:table-cell table:style-name="ce9" table:formula="of:=[.W2]*60" office:value-type="percentage" office:value="0.21351" calcext:value-type="percentage">
            <text:p>21.3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8.16" calcext:value-type="float">
            <text:p>758.16</text:p>
          </table:table-cell>
          <table:table-cell table:formula="of:=SUM([.AL3:.AL5])" office:value-type="float" office:value="1671.4546992" calcext:value-type="float">
            <text:p>1671.4546992</text:p>
          </table:table-cell>
          <table:table-cell table:formula="of:=SUM([.AM3:.AM5])" office:value-type="float" office:value="0.8357273496" calcext:value-type="float">
            <text:p>0.83572734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22 - The Primordial Arbiter" calcext:value-type="string">
            <text:p>Class 3: 522 - The Primordial Arbiter</text:p>
          </table:table-cell>
          <table:table-cell table:style-name="ce6" office:value-type="float" office:value="522" calcext:value-type="float">
            <text:p>52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2.02" calcext:value-type="float">
            <text:p>52.02</text:p>
          </table:table-cell>
          <table:table-cell table:style-name="ce6"/>
          <table:table-cell table:style-name="ce12" table:formula="of:=[.V10]" office:value-type="percentage" office:value="52.02" calcext:value-type="percentage">
            <text:p>520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07.04" calcext:value-type="float">
            <text:p>407.0</text:p>
          </table:table-cell>
          <table:table-cell table:style-name="ce10" table:formula="of:=[.X3]/60" office:value-type="percentage" office:value="0.00353333333333333" calcext:value-type="percentage">
            <text:p>0.35%</text:p>
          </table:table-cell>
          <table:table-cell table:style-name="ce9" table:formula="of:=2%+([.F7]/100/100/2)" office:value-type="percentage" office:value="0.212" calcext:value-type="percentage">
            <text:p>21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284" calcext:value-type="float">
            <text:p>8284.0</text:p>
          </table:table-cell>
          <table:table-cell/>
          <table:table-cell table:style-name="ce6"/>
          <table:table-cell table:style-name="ce6" table:formula="of:=[.V11]" office:value-type="float" office:value="21.4" calcext:value-type="float">
            <text:p>21.4</text:p>
          </table:table-cell>
          <table:table-cell table:style-name="ce6"/>
          <table:table-cell table:style-name="ce12" table:formula="of:=[.V11]" office:value-type="percentage" office:value="21.4" calcext:value-type="percentage">
            <text:p>214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15200" calcext:value-type="float">
            <text:p>115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97.472" calcext:value-type="float">
            <text:p>497.5</text:p>
          </table:table-cell>
          <table:table-cell table:style-name="ce10" table:formula="of:=[.X4]/60" office:value-type="percentage" office:value="0.00431833333333333" calcext:value-type="percentage">
            <text:p>0.43%</text:p>
          </table:table-cell>
          <table:table-cell table:style-name="ce9" table:formula="of:=1%*(1+3+3%*[.E90])+([.F7]/100/100/2)+1%" office:value-type="percentage" office:value="0.2591" calcext:value-type="percentage">
            <text:p>25.91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5" calcext:value-type="float">
            <text:p>6.75</text:p>
          </table:table-cell>
          <table:table-cell table:number-columns-repeated="2"/>
          <table:table-cell table:formula="of:=[.AA4]*[.AC4]*[.AD4]*[.AE4]*[.AF4]*[.AG4]*[.AH4]" office:value-type="float" office:value="505.44" calcext:value-type="float">
            <text:p>505.44</text:p>
          </table:table-cell>
          <table:table-cell table:style-name="ce42" table:formula="of:=[.AK4]*2.20462" office:value-type="float" office:value="1114.3031328" calcext:value-type="float">
            <text:p>1114.30</text:p>
          </table:table-cell>
          <table:table-cell table:style-name="ce42" table:formula="of:=[.AL4]/2000" office:value-type="float" office:value="0.557151566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240" calcext:value-type="float">
            <text:p>3240.0</text:p>
          </table:table-cell>
          <table:table-cell/>
          <table:table-cell table:style-name="ce6"/>
          <table:table-cell table:style-name="ce6" table:formula="of:=[.V12]" office:value-type="float" office:value="7.2" calcext:value-type="float">
            <text:p>7.2</text:p>
          </table:table-cell>
          <table:table-cell table:style-name="ce6"/>
          <table:table-cell table:style-name="ce12" table:formula="of:=[.V12]" office:value-type="percentage" office:value="7.2" calcext:value-type="percentage">
            <text:p>72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296.2912095" calcext:value-type="float">
            <text:p>296.3</text:p>
          </table:table-cell>
          <table:table-cell table:style-name="ce10" table:formula="of:=1.1%*(1+[.S22]+750%)/60" office:value-type="percentage" office:value="0.0049335" calcext:value-type="percentage">
            <text:p>0.49%</text:p>
          </table:table-cell>
          <table:table-cell table:style-name="ce9" table:formula="of:=[.W5]*60" office:value-type="percentage" office:value="0.29601" calcext:value-type="percentage">
            <text:p>29.60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730" calcext:value-type="float">
            <text:p>1730</text:p>
          </table:table-cell>
          <table:table-cell table:style-name="ce5" table:formula="of:=[.E6]*(1+[.AE22])" office:value-type="float" office:value="26296" calcext:value-type="float">
            <text:p>26296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15" calcext:value-type="percentage">
            <text:p>181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443.6" calcext:value-type="float">
            <text:p>64443.6</text:p>
          </table:table-cell>
          <table:table-cell table:formula="of:=[.AL2]*[.$AJ$7]" office:value-type="float" office:value="142073.649432" calcext:value-type="float">
            <text:p>142073.649432</text:p>
          </table:table-cell>
          <table:table-cell table:formula="of:=[.AM2]*[.$AJ$7]" office:value-type="float" office:value="71.036824716" calcext:value-type="float">
            <text:p>71.0368247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920" calcext:value-type="float">
            <text:p>1920</text:p>
          </table:table-cell>
          <table:table-cell table:style-name="ce5" table:formula="of:=[.E7]*2" office:value-type="float" office:value="3840" calcext:value-type="float">
            <text:p>38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6142463.7694" calcext:value-type="float">
            <text:p>26142463.769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89459511.0188868" calcext:value-type="float">
            <text:p>89459511.0188868</text:p>
          </table:table-cell>
          <table:table-cell table:style-name="ce6" table:formula="of:=([.T11]+[.T12])/2" office:value-type="float" office:value="4753811.83499999" calcext:value-type="float">
            <text:p>4753811.834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52776558.268374" calcext:value-type="float">
            <text:p>152776558.26837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2.02" calcext:value-type="percentage">
            <text:p>520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007503166921" calcext:value-type="percentage">
            <text:p>98.701%</text:p>
          </table:table-cell>
          <table:table-cell table:formula="of:=1/(1-[.R11])" office:value-type="float" office:value="76.9675" calcext:value-type="float">
            <text:p>76.9675</text:p>
          </table:table-cell>
          <table:table-cell table:formula="of:=[.$T$2]*[.S11]" office:value-type="float" office:value="4622437.1475" calcext:value-type="float">
            <text:p>4622437.14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1.4" calcext:value-type="percentage">
            <text:p>214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706303592833" calcext:value-type="percentage">
            <text:p>98.771%</text:p>
          </table:table-cell>
          <table:table-cell table:formula="of:=1/(1-[.R12])" office:value-type="float" office:value="81.3424999999997" calcext:value-type="float">
            <text:p>81.3424999999997</text:p>
          </table:table-cell>
          <table:table-cell table:formula="of:=[.$T$2]*[.S12]" office:value-type="float" office:value="4885186.52249998" calcext:value-type="float">
            <text:p>4885186.5224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2" calcext:value-type="percentage">
            <text:p>72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356903379877" calcext:value-type="percentage">
            <text:p>98.736%</text:p>
          </table:table-cell>
          <table:table-cell table:style-name="ce14" table:formula="of:=([.S11]+[.S12])/2" office:value-type="float" office:value="79.1549999999998" calcext:value-type="float">
            <text:p>79.2</text:p>
          </table:table-cell>
          <table:table-cell table:formula="of:=[.$T$2]*[.S13]" office:value-type="float" office:value="4753811.83499999" calcext:value-type="float">
            <text:p>4753811.834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096" calcext:value-type="percentage">
            <text:p>9.60%</text:p>
          </table:table-cell>
          <table:table-cell table:number-columns-repeated="9"/>
          <table:table-cell table:style-name="ce9" table:formula="of:=([.AU30]+[.AV30]*[.$E30])" office:value-type="percentage" office:value="0.515" calcext:value-type="percentage">
            <text:p>51.50%</text:p>
          </table:table-cell>
          <table:table-cell/>
          <table:table-cell table:style-name="ce9" table:formula="of:=[.AX53]+[.AY53]*[.E53]" office:value-type="percentage" office:value="0.152" calcext:value-type="percentage">
            <text:p>15.2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920" calcext:value-type="string">
            <text:p>Vit: 192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418218142861" calcext:value-type="percentage">
            <text:p>98.842%</text:p>
          </table:table-cell>
          <table:table-cell table:formula="of:=1/(1-[.R16])" office:value-type="float" office:value="86.3424999999997" calcext:value-type="float">
            <text:p>86.3424999999997</text:p>
          </table:table-cell>
          <table:table-cell table:formula="of:=[.$T$2]*[.S16]" office:value-type="float" office:value="5185471.52249998" calcext:value-type="float">
            <text:p>5185471.5224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45  [8,284.0]" calcext:value-type="string">
            <text:p>Str: <text:s/>545 <text:s/>[8,28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976768539697" calcext:value-type="percentage">
            <text:p>98.898%</text:p>
          </table:table-cell>
          <table:table-cell table:formula="of:=1/(1-[.R17])" office:value-type="float" office:value="90.7174999999999" calcext:value-type="float">
            <text:p>90.7174999999999</text:p>
          </table:table-cell>
          <table:table-cell table:formula="of:=[.$T$2]*[.S17]" office:value-type="float" office:value="5448220.8975" calcext:value-type="float">
            <text:p>5448220.897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240.0]" calcext:value-type="string">
            <text:p>Dex: <text:s/>450 <text:s/>[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697493341279" calcext:value-type="percentage">
            <text:p>98.870%</text:p>
          </table:table-cell>
          <table:table-cell table:style-name="ce14" table:formula="of:=([.S16]+[.S17])/2" office:value-type="float" office:value="88.5299999999998" calcext:value-type="float">
            <text:p>88.5</text:p>
          </table:table-cell>
          <table:table-cell table:formula="of:=[.$T$2]*[.S18]" office:value-type="float" office:value="5316846.20999999" calcext:value-type="float">
            <text:p>5316846.20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730 [26,296.0]" calcext:value-type="string">
            <text:p>Int: 1730 [26,296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920" calcext:value-type="string">
            <text:p>Wis: 19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202.0%" calcext:value-type="string">
            <text:p>Resilience: 5,202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2.02" calcext:value-type="percentage">
            <text:p>520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8.41" calcext:value-type="percentage">
            <text:p>184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15" calcext:value-type="percentage">
            <text:p>18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4.2" calcext:value-type="percentage">
            <text:p>142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6.2" calcext:value-type="percentage">
            <text:p>620.00%</text:p>
          </table:table-cell>
          <table:table-cell table:style-name="ce10" table:number-columns-repeated="2"/>
          <table:table-cell table:style-name="ce10" table:formula="of:=SUM([.AE27:.AE178])" office:value-type="percentage" office:value="14.2" calcext:value-type="percentage">
            <text:p>14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1.4" calcext:value-type="percentage">
            <text:p>21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4.844" calcext:value-type="percentage">
            <text:p>484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344" calcext:value-type="percentage">
            <text:p>134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7.2" calcext:value-type="percentage">
            <text:p>7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7.21" calcext:value-type="percentage">
            <text:p>72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128" calcext:value-type="percentage">
            <text:p>212.8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52.0%" calcext:value-type="string">
            <text:p>w/Mantle: <text:s text:c="2"/>5,952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140.0%" calcext:value-type="string">
            <text:p>Speed+: <text:s text:c="4"/>2,14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35" calcext:value-type="float">
            <text:p>535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15.0%" calcext:value-type="string">
            <text:p>Damage+: <text:s text:c="3"/>1,81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" table:formula="of:=[.D25]+([.C25]-1)*20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26]+([.C26]-1)*20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0,057" calcext:value-type="string">
            <text:p>Health: <text:s text:c="2"/>60,057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3" table:formula="of:=[.D27]+([.C27]-1)*20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" calcext:value-type="percentage">
            <text:p>80.00%</text:p>
          </table:table-cell>
          <table:table-cell table:style-name="ce35" table:formula="of:=[.P27]" office:value-type="percentage" office:value="8" calcext:value-type="percentage">
            <text:p>80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" calcext:value-type="percentage">
            <text:p>80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" calcext:value-type="percentage">
            <text:p>80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" calcext:value-type="percentage">
            <text:p>80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" calcext:value-type="percentage">
            <text:p>80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formula="of:=[.D28]+([.C28]-1)*20" office:value-type="float" office:value="55" calcext:value-type="float">
            <text:p>5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15,200" calcext:value-type="string">
            <text:p>Mana: <text:s text:c="3"/>115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4" table:formula="of:=[.D29]+([.C29]-1)*20" office:value-type="float" office:value="58" calcext:value-type="float">
            <text:p>58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30]+([.C30]-1)*20" office:value-type="float" office:value="63" calcext:value-type="float">
            <text:p>6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15" calcext:value-type="percentage">
            <text:p>131.50%</text:p>
          </table:table-cell>
          <table:table-cell table:style-name="ce37" table:formula="of:=[.S30]" office:value-type="percentage" office:value="18.41" calcext:value-type="percentage">
            <text:p>1841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41" calcext:value-type="percentage">
            <text:p>1841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21" calcext:value-type="percentage">
            <text:p>721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31]+([.C31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4" calcext:value-type="percentage">
            <text:p>104.00%</text:p>
          </table:table-cell>
          <table:table-cell table:style-name="ce38" table:formula="of:=[.V31]" office:value-type="percentage" office:value="10.4" calcext:value-type="percentage">
            <text:p>104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4" calcext:value-type="percentage">
            <text:p>104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6% [213.7] [281.0s to full]" calcext:value-type="string">
            <text:p>hp/s: <text:s text:c="4"/>0.36% [213.7] [281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9% [296.3] [202.7s to full]" calcext:value-type="string">
            <text:p>w/Mantle: 0.49% [296.3] [202.7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5% [407.0] [283.0s to full]" calcext:value-type="string">
            <text:p>mp/s: <text:s text:c="4"/>0.35% [407.0] [283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3% [497.5] [231.6s to full]" calcext:value-type="string">
            <text:p>w/Med: <text:s text:c="3"/>0.43% [497.5] [231.6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33" calcext:value-type="float">
            <text:p>533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36%     [hp x  79.15]" calcext:value-type="string">
            <text:p>Mitigation: <text:s text:c="6"/>98.736% <text:s text:c="4"/>[hp x <text:s/>79.15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37]+([.C37]-1)*20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55" calcext:value-type="percentage">
            <text:p>155.50%</text:p>
          </table:table-cell>
          <table:table-cell table:style-name="ce34" table:formula="of:=[.P37]" office:value-type="percentage" office:value="18.66" calcext:value-type="percentage">
            <text:p>186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8.66" calcext:value-type="percentage">
            <text:p>186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4,753,811.8 [hp x 247.60]" calcext:value-type="string">
            <text:p>Effective Health: 4,753,811.8 [hp x 247.60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formula="of:=[.D38]+([.C38]-1)*20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2" calcext:value-type="percentage">
            <text:p>62.00%</text:p>
          </table:table-cell>
          <table:table-cell table:style-name="ce9" table:formula="of:=[.P38]" office:value-type="percentage" office:value="6.2" calcext:value-type="percentage">
            <text:p>62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2" calcext:value-type="percentage">
            <text:p>62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2" calcext:value-type="percentage">
            <text:p>62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2" calcext:value-type="percentage">
            <text:p>62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2" calcext:value-type="percentage">
            <text:p>62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2" calcext:value-type="percentage">
            <text:p>62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formula="of:=[.D40]+([.C40]-1)*20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42%     [hp x  86.34]" calcext:value-type="string">
            <text:p>Mitigation: <text:s text:c="6"/>98.842% <text:s text:c="4"/>[hp x <text:s/>86.34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4" table:formula="of:=[.D41]+([.C41]-1)*20" office:value-type="float" office:value="56" calcext:value-type="float">
            <text:p>5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185,471.5 [hp x 270.08]" calcext:value-type="string">
            <text:p>Effective Health: 5,185,471.5 [hp x 270.08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42]+([.C42]-1)*20" office:value-type="float" office:value="52" calcext:value-type="float">
            <text:p>5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15" table:formula="of:=[.D43]+([.C43]-1)*20" office:value-type="float" office:value="55" calcext:value-type="float">
            <text:p>5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6 Archon Strike [E]               x5 [13.0m range]" calcext:value-type="string">
            <text:p>3-16 Archon Strike [E] <text:s text:c="14"/>x5 [13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0" calcext:value-type="float">
            <text:p>20</text:p>
          </table:table-cell>
          <table:table-cell table:style-name="ce16" table:formula="of:=[.D45]+([.C45]-1)*20" office:value-type="float" office:value="60" calcext:value-type="float">
            <text:p>6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" calcext:value-type="percentage">
            <text:p>60.00%</text:p>
          </table:table-cell>
          <table:table-cell table:style-name="ce39" table:formula="of:=[.AH45]" office:value-type="percentage" office:value="7.2" calcext:value-type="percentage">
            <text:p>72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2" calcext:value-type="percentage">
            <text:p>72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2" calcext:value-type="percentage">
            <text:p>72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23 Sentinel Reconstruction [E]     x5 " calcext:value-type="string">
            <text:p>3-23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46]+([.C46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75" calcext:value-type="percentage">
            <text:p>77.50%</text:p>
          </table:table-cell>
          <table:table-cell table:style-name="ce37" table:formula="of:=[.V46]" office:value-type="percentage" office:value="7.75" calcext:value-type="percentage">
            <text:p>77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75" calcext:value-type="percentage">
            <text:p>77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20 Azarinth Awakening [E]         x10 [80.0% =&gt; 800.0% Resilience, Speed, Intelligence and Strength]" calcext:value-type="string">
            <text:p>3-20 Azarinth Awakening [E] <text:s text:c="8"/>x10 [80.0% =&gt; 80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15 Transfer [E]                    x1 " calcext:value-type="string">
            <text:p>3-15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22" calcext:value-type="float">
            <text:p>52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18 Arcane Dominion [E]             x1 " calcext:value-type="string">
            <text:p>3-18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23 Sentinel Core [E]              x14 [51.5% =&gt; 721.0% Durability, 131.5% =&gt; 1,841.0% Health Regen, 25.0% =&gt; 350.0% Magic Resistance]" calcext:value-type="string">
            <text:p>3-23 Sentinel Core [E] <text:s text:c="13"/>x14 [51.5% =&gt; 721.0% Durability, 131.5% =&gt; 1,841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formula="of:=[.D50]+([.C50]-1)*20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8" calcext:value-type="percentage">
            <text:p>68.00%</text:p>
          </table:table-cell>
          <table:table-cell table:style-name="ce9" table:formula="of:=[.P50]" office:value-type="percentage" office:value="8.84" calcext:value-type="percentage">
            <text:p>884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84" calcext:value-type="percentage">
            <text:p>88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18 Eternal Brawling [E]           x10 [104.0% =&gt; 1,040.0% Damage, 5.50% DR/attack]" calcext:value-type="string">
            <text:p>3-18 Eternal Brawling [E] <text:s text:c="10"/>x10 [104.0% =&gt; 1,040.0% Damage, 5.50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51]+([.C51]-1)*20" office:value-type="float" office:value="52" calcext:value-type="float">
            <text:p>5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53]+([.C5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38" calcext:value-type="percentage">
            <text:p>38.00%</text:p>
          </table:table-cell>
          <table:table-cell table:style-name="ce38" table:formula="of:=[.P53]" office:value-type="percentage" office:value="5.32" calcext:value-type="percentage">
            <text:p>53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32" calcext:value-type="percentage">
            <text:p>53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344" calcext:value-type="percentage">
            <text:p>134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344" calcext:value-type="percentage">
            <text:p>134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128" calcext:value-type="percentage">
            <text:p>212.8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13" table:formula="of:=[.D54]+([.C54]-1)*20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1 Mantle of the Titan [E]        x12 [155.5% =&gt; 1,866.0% Resilience]" calcext:value-type="string">
            <text:p>3-21 Mantle of the Titan [E] <text:s text:c="7"/>x12 [155.5% =&gt; 1,86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14 Titan Core [E]                 x10 [62.0% =&gt; 620.0% Resilience, Speed, Strength, Intelligence and Dexterity, 10% =&gt; 100% weight/min]" calcext:value-type="string">
            <text:p>3-14 Titan Core [E] <text:s text:c="16"/>x10 [62.0% =&gt; 62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14 Embered Heart [E]              x12 " calcext:value-type="string">
            <text:p>3-1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6 Tempered Seal [E]               x3 " calcext:value-type="string">
            <text:p>3-16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12 Authority of Ash and Ember [E]  x3 " calcext:value-type="string">
            <text:p>3-12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15 Ashen Wings [E]                x12 " calcext:value-type="string">
            <text:p>3-15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20 Avatar of Ash [E]              x12 [60.0% =&gt; 720.0% Reflexes and Speed]" calcext:value-type="string">
            <text:p>3-20 Avatar of Ash [E] <text:s text:c="13"/>x12 [60.0% =&gt; 720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15 Embered Form [E]               x10 [77.5% =&gt; 775.0% Damage]" calcext:value-type="string">
            <text:p>3-15 Embered Form [E] <text:s text:c="14"/>x10 [77.5% =&gt; 77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16 Fires of Creation [E]          x13 [68.0% =&gt; 884.0% Resilience, 6.50% mana/health returned]" calcext:value-type="string">
            <text:p>3-16 Fires of Creation [E] <text:s text:c="9"/>x13 [68.0% =&gt; 884.0% Resilience, 6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2 Fabric Tear [E]                 x4 " calcext:value-type="string">
            <text:p>3-12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6  Primordial Flesh [E]           x14 [38.0% =&gt; 532.0% Resilience, 9.6% =&gt; 134.4% Physical Resistance, 5.0% =&gt; 134.4% Magic Resistance, 15.2% =&gt; 212.8% Health, .80% =&gt; 11.20%/minute]" calcext:value-type="string">
            <text:p>3-6 <text:s/>Primordial Flesh [E] <text:s text:c="10"/>x14 [38.0% =&gt; 532.0% Resilience, 9.6% =&gt; 134.4% Physical Resistance, 5.0% =&gt; 134.4% Magic Resistance, 15.2% =&gt; 212.8% Health, .80% =&gt; 11.2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3 Space Manipulation [E]         x13 " calcext:value-type="string">
            <text:p>3-13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96]: 0" calcext:value-type="string">
            <text:p>Available [2396]: 0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96" calcext:value-type="float">
            <text:p>2396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0" calcext:value-type="float">
            <text:p>0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20 Ashen Limbs" calcext:value-type="string">
            <text:p>1-20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formula="of:=[.D78]+([.C78]-1)*20" office:value-type="float" office:value="20" calcext:value-type="float">
            <text:p>20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4 Bulwark of Ash" calcext:value-type="string">
            <text:p>1-14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formula="of:=[.D79]+([.C79]-1)*20" office:value-type="float" office:value="14" calcext:value-type="float">
            <text:p>1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3 Drill " calcext:value-type="string">
            <text:p>1-13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82]+([.C82]-1)*20" office:value-type="float" office:value="13" calcext:value-type="float">
            <text:p>13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605]" calcext:value-type="string">
            <text:p>2-2 <text:s/>Identify [Up to +70 - 605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605" calcext:value-type="float">
            <text:p>605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7 Meditation" calcext:value-type="string">
            <text:p>3-17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90]+([.C90]-1)*20" office:value-type="float" office:value="57" calcext:value-type="float">
            <text:p>57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4  Minor Earth Manipulation" calcext:value-type="string">
            <text:p>1-4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1]+([.C91]-1)*20" office:value-type="float" office:value="4" calcext:value-type="float">
            <text:p>4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5  Minor Lava Manipulation" calcext:value-type="string">
            <text:p>1-5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3]+([.C93]-1)*20" office:value-type="float" office:value="5" calcext:value-type="float">
            <text:p>5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5 Monster Hunter" calcext:value-type="string">
            <text:p>3-15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94]+([.C94]-1)*20" office:value-type="float" office:value="55" calcext:value-type="float">
            <text:p>55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5 Monstrous [Within 110 lvls - 425+]" calcext:value-type="string">
            <text:p>1-15 Monstrous [Within 110 lvls - 425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95]+([.C95]-1)*20" office:value-type="float" office:value="15" calcext:value-type="float">
            <text:p>15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10" calcext:value-type="float">
            <text:p>11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425" calcext:value-type="float">
            <text:p>425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5 Soul Perception" calcext:value-type="string">
            <text:p>1-15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98]+([.C98]-1)*20" office:value-type="float" office:value="15" calcext:value-type="float">
            <text:p>15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2  Spear of Ash" calcext:value-type="string">
            <text:p>2-2 <text:s/>Spear of Ash</text:p>
          </table:table-cell>
          <table:table-cell table:style-name="ce13" office:value-type="string" calcext:value-type="string">
            <text:p>Spear of As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9]+([.C99]-1)*20" office:value-type="float" office:value="22" calcext:value-type="float">
            <text:p>22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7  Telepathy" calcext:value-type="string">
            <text:p>1-7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6   [56% - 92%] Curse Resistance" calcext:value-type="string">
            <text:p>3-6 <text:s text:c="2"/>[56% - 92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16]+([.C116]-1)*20" office:value-type="float" office:value="46" calcext:value-type="float">
            <text:p>46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1];2); &quot;0#%&quot;)" office:value-type="string" office:string-value="56%" calcext:value-type="string">
            <text:p>56%</text:p>
          </table:table-cell>
          <table:table-cell table:formula="of:=TEXT(VLOOKUP([.E116];[.$BI$2:.$BK$81];3);  &quot;0#%&quot;)" office:value-type="string" office:string-value="92%" calcext:value-type="string">
            <text:p>9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9   [34% - 58%] Dark Magic Resistance" calcext:value-type="string">
            <text:p>2-9 <text:s text:c="2"/>[34% - 5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18]+([.C118]-1)*20" office:value-type="float" office:value="29" calcext:value-type="float">
            <text:p>2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4%" calcext:value-type="string">
            <text:p>34%</text:p>
          </table:table-cell>
          <table:table-cell table:formula="of:=TEXT(VLOOKUP([.E118];[.$BI$2:.$BK$81];3);  &quot;0#%&quot;)" office:value-type="string" office:string-value="58%" calcext:value-type="string">
            <text:p>5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5  [75% - 95%] Heat Resistance" calcext:value-type="string">
            <text:p>3-25 <text:s/>[75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[.D131]+([.C131]-1)*20" office:value-type="float" office:value="65" calcext:value-type="float">
            <text:p>65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5%" calcext:value-type="string">
            <text:p>75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2  [12% - 24%] Shadow Magic Resistance" calcext:value-type="string">
            <text:p>1-12 <text:s/>[12% - 24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48]+([.C148]-1)*20" office:value-type="float" office:value="12" calcext:value-type="float">
            <text:p>12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2%" calcext:value-type="string">
            <text:p>12%</text:p>
          </table:table-cell>
          <table:table-cell table:formula="of:=TEXT(VLOOKUP([.E148];[.$BI$2:.$BK$81];3);  &quot;0#%&quot;)" office:value-type="string" office:string-value="24%" calcext:value-type="string">
            <text:p>24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1]+([.C151]-1)*20" office:value-type="float" office:value="45" calcext:value-type="float">
            <text:p>45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5%" calcext:value-type="string">
            <text:p>55%</text:p>
          </table:table-cell>
          <table:table-cell table:formula="of:=TEXT(VLOOKUP([.E151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8.2 kgs   [1,671.5 lbs] [0.84 tons]" calcext:value-type="string">
            <text:p>Weight: <text:s text:c="2"/>758.2 kgs <text:s text:c="2"/>[1,671.5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8.2" calcext:value-type="string">
            <text:p>758.2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1.5" calcext:value-type="string">
            <text:p>1,671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443.6 kgs [142,073.6 lbs] [71.04 tons]" calcext:value-type="string">
            <text:p>Maxed: 64,443.6 kgs [142,073.6 lbs] [71.0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443.6" calcext:value-type="string">
            <text:p>64,443.6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073.6" calcext:value-type="string">
            <text:p>142,073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04" calcext:value-type="string">
            <text:p>71.0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10% + 65% = 575%) more dense - Avatar of Ash [E] 2nd" calcext:value-type="string">
            <text:p><text:s text:c="8"/>Muscles are (300% + 210% + 65% = 575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5%" calcext:value-type="string">
            <text:p>57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5%] more dense." calcext:value-type="string">
            <text:p><text:s text:c="16"/>[57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35" calcext:value-type="float">
            <text:p>535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33" calcext:value-type="float">
            <text:p>533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22" calcext:value-type="float">
            <text:p>52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84.0" calcext:value-type="string">
            <text:p>8,28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40.0" calcext:value-type="string">
            <text:p>3,24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730" calcext:value-type="float">
            <text:p>173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6,296.0" calcext:value-type="string">
            <text:p>26,296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202.0%" calcext:value-type="string">
            <text:p>5,20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52.0%" calcext:value-type="string">
            <text:p>5,95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140.0%" calcext:value-type="string">
            <text:p>2,14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15.0%" calcext:value-type="string">
            <text:p>1,81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0,057" calcext:value-type="string">
            <text:p>60,057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15,200" calcext:value-type="string">
            <text:p>115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13.7" calcext:value-type="string">
            <text:p>213.7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81.0" calcext:value-type="string">
            <text:p>281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9%" calcext:value-type="string">
            <text:p>0.49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296.3" calcext:value-type="string">
            <text:p>296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2.7" calcext:value-type="string">
            <text:p>20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07.0" calcext:value-type="string">
            <text:p>407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83.0" calcext:value-type="string">
            <text:p>283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97.5" calcext:value-type="string">
            <text:p>497.5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31.6" calcext:value-type="string">
            <text:p>231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36%" calcext:value-type="string">
            <text:p>98.736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9.15" calcext:value-type="string">
            <text:p>79.15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753,811.8" calcext:value-type="string">
            <text:p>4,753,811.8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47.60" calcext:value-type="string">
            <text:p>247.60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42%" calcext:value-type="string">
            <text:p>98.842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6.34" calcext:value-type="string">
            <text:p>86.34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185,471.5" calcext:value-type="string">
            <text:p>5,185,471.5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70.08" calcext:value-type="string">
            <text:p>270.08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6" calcext:value-type="float">
            <text:p>16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13.0" calcext:value-type="string">
            <text:p>13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3" calcext:value-type="float">
            <text:p>23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0" calcext:value-type="float">
            <text:p>2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80.0% =&gt; 800.0%" calcext:value-type="string">
            <text:p>80.0% =&gt; 80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5" calcext:value-type="float">
            <text:p>15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18" calcext:value-type="float">
            <text:p>18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3" calcext:value-type="float">
            <text:p>23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51.5% =&gt; 721.0%" calcext:value-type="string">
            <text:p>51.5% =&gt; 721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31.5% =&gt; 1,841.0%" calcext:value-type="string">
            <text:p>131.5% =&gt; 1,841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18" calcext:value-type="float">
            <text:p>18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104.0% =&gt; 1,040.0%" calcext:value-type="string">
            <text:p>104.0% =&gt; 1,04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5.50%" calcext:value-type="string">
            <text:p>5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1" calcext:value-type="float">
            <text:p>21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5.5% =&gt; 1,866.0%" calcext:value-type="string">
            <text:p>155.5% =&gt; 1,86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14" calcext:value-type="float">
            <text:p>14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62.0% =&gt; 620.0%" calcext:value-type="string">
            <text:p>62.0% =&gt; 62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14" calcext:value-type="float">
            <text:p>14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6" calcext:value-type="float">
            <text:p>16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2" calcext:value-type="float">
            <text:p>12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5" calcext:value-type="float">
            <text:p>15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60.0% =&gt; 720.0%" calcext:value-type="string">
            <text:p>60.0% =&gt; 720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15" calcext:value-type="float">
            <text:p>15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7.5% =&gt; 775.0%" calcext:value-type="string">
            <text:p>77.5% =&gt; 77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16" calcext:value-type="float">
            <text:p>16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8.0% =&gt; 884.0%" calcext:value-type="string">
            <text:p>68.0% =&gt; 884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6.50%" calcext:value-type="string">
            <text:p>6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2" calcext:value-type="float">
            <text:p>12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3]-[.E282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6" calcext:value-type="float">
            <text:p>6</text:p>
          </table:table-cell>
          <table:table-cell table:style-name="ce21"/>
          <table:table-cell table:style-name="ce21" table:formula="of:=IF([.I282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82])" office:value-type="string" office:string-value="           " calcext:value-type="string">
            <text:p><text:s text:c="11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38.0% =&gt; 532.0%" calcext:value-type="string">
            <text:p>38.0% =&gt; 53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9.6% =&gt; 134.4%" calcext:value-type="string">
            <text:p>9.6% =&gt; 134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34.4%" calcext:value-type="string">
            <text:p>5.0% =&gt; 134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15.2% =&gt; 212.8%" calcext:value-type="string">
            <text:p>15.2% =&gt; 212.8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.80% =&gt; 11.20%" calcext:value-type="string">
            <text:p>.80% =&gt; 11.2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3" calcext:value-type="float">
            <text:p>13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96" calcext:value-type="float">
            <text:p>239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22:49:45.514000000</dc:date>
    <meta:generator>LibreOffice/7.0.5.2$Windows_X86_64 LibreOffice_project/64390860c6cd0aca4beafafcfd84613dd9dfb63a</meta:generator>
    <meta:editing-duration>P2DT1H45M59S</meta:editing-duration>
    <meta:editing-cycles>203</meta:editing-cycles>
    <meta:document-statistic meta:table-count="1" meta:cell-count="2168" meta:object-count="0"/>
    <meta:user-defined meta:name="AppVersion">16.0300</meta:user-defined>
  </office:meta>
</office:document-meta>
</file>